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3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58.74mm"/>
    </style:style>
    <style:style style:name="co4" style:family="table-column">
      <style:table-column-properties fo:break-before="auto" style:column-width="19.7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éries">
      <style:table-properties table:display="true" style:writing-mode="lr-tb"/>
    </style:style>
    <style:style style:name="ta2" style:family="table" style:master-page-name="PageStyle_5f_Comentário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é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ce1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2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rasil</text:p>
          </table:table-cell>
          <table:table-cell office:value-type="float" office:value="166112518" calcext:value-type="float">
            <text:p>166.112.518</text:p>
          </table:table-cell>
          <table:table-cell office:value-type="float" office:value="172385826" calcext:value-type="float">
            <text:p>172.385.826</text:p>
          </table:table-cell>
          <table:table-cell office:value-type="float" office:value="174632960" calcext:value-type="float">
            <text:p>174.632.960</text:p>
          </table:table-cell>
          <table:table-cell office:value-type="float" office:value="176871437" calcext:value-type="float">
            <text:p>176.871.437</text:p>
          </table:table-cell>
          <table:table-cell office:value-type="float" office:value="181581024" calcext:value-type="float">
            <text:p>181.581.024</text:p>
          </table:table-cell>
          <table:table-cell office:value-type="float" office:value="184184264" calcext:value-type="float">
            <text:p>184.184.264</text:p>
          </table:table-cell>
          <table:table-cell office:value-type="float" office:value="186770562" calcext:value-type="float">
            <text:p>186.770.562</text:p>
          </table:table-cell>
          <table:table-cell office:value-type="float" office:value="189612814" calcext:value-type="float">
            <text:p>189.612.814</text:p>
          </table:table-cell>
          <table:table-cell office:value-type="float" office:value="191472735" calcext:value-type="float">
            <text:p>191.472.735</text:p>
          </table:table-cell>
          <table:table-cell office:value-type="float" office:value="192368347" calcext:value-type="float">
            <text:p>192.368.347</text:p>
          </table:table-cell>
          <table:table-cell office:value-type="float" office:value="193965725" calcext:value-type="float">
            <text:p>193.965.725</text:p>
          </table:table-cell>
          <table:table-cell office:value-type="float" office:value="201054500" calcext:value-type="float">
            <text:p>201.054.500</text:p>
          </table:table-cell>
          <table:table-cell office:value-type="float" office:value="202791188" calcext:value-type="float">
            <text:p>202.791.188</text:p>
          </table:table-cell>
          <table:table-cell table:number-columns-repeated="100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ários" table:style-name="ta2">
        <table:table-column table:style-name="co4" table:number-columns-repeated="1024" table:default-cell-style-name="Default"/>
        <table:table-row table:style-name="ro1">
          <table:table-cell office:value-type="string" calcext:value-type="string">
            <text:p>Séries</text:p>
          </table:table-cell>
          <table:table-cell office:value-type="string" calcext:value-type="string">
            <text:p>Comentá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ção residente - 1º de julho - estimativas - Habitante - Instituto <text:s/>Brasileiro de Geografia e Estatística - ESTIMA_PO</text:p>
          </table:table-cell>
          <table:table-cell office:value-type="string" calcext:value-type="string">
            <text:p>Estimativas das populações residentes em nível municipal, calculadas com data de referência em 1º de julho de cada ano civil. Para o ano de 2009 o município de URUARÁ no Pará fica estipulado, por decorrência de decisão judicial, pela Contagem da População 2007 do IBGE de 33.782 habitantes a população do município. Em JACAREACANGA e BRASIL NOVO, no Pará, a População estimada em 2012 também foi estipulada por decisão judicial. Metodologia descrita em &lt;a href="ftp://ftp.ibge.gov.br/Estimativas_de_Populacao/Estimativas_2013/nota_metodologica_2013.pdf" target="_ new"&gt;Estimativa da População 2013: Metodologia&lt;/a&gt;.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éries" style:display-name="PageStyle_Sé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ários" style:display-name="PageStyle_Comentá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6" meta:object-count="0"/>
    <meta:generator>LibreOffice/5.1.0.3$Windows_x86 LibreOffice_project/5e3e00a007d9b3b6efb6797a8b8e57b51ab1f737</meta:generator>
  </office:meta>
</office:document-meta>
</file>